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06b" officeooo:paragraph-rsid="000cd06b"/>
    </style:style>
    <style:style style:name="P2" style:family="paragraph" style:parent-style-name="Standard">
      <style:paragraph-properties style:line-height-at-least="0.503cm"/>
      <style:text-properties officeooo:rsid="000cd06b" officeooo:paragraph-rsid="000cd06b"/>
    </style:style>
    <style:style style:name="P3" style:family="paragraph" style:parent-style-name="Standard">
      <style:paragraph-properties style:line-height-at-least="0.503cm"/>
      <style:text-properties officeooo:rsid="000cd06b" officeooo:paragraph-rsid="000ce934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cd06b" officeooo:paragraph-rsid="000cd06b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cd06b" officeooo:paragraph-rsid="000cd06b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ce934" officeooo:paragraph-rsid="000ce934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officeooo:paragraph-rsid="000ce934"/>
    </style:style>
    <style:style style:name="P11" style:family="paragraph" style:parent-style-name="Standard">
      <style:paragraph-properties style:line-height-at-least="0.503cm"/>
      <style:text-properties officeooo:rsid="000ce934" officeooo:paragraph-rsid="000ce934"/>
    </style:style>
    <style:style style:name="P12" style:family="paragraph" style:parent-style-name="Standard">
      <style:paragraph-properties style:line-height-at-least="0.503cm"/>
      <style:text-properties officeooo:rsid="000ce934" officeooo:paragraph-rsid="000ce934"/>
    </style:style>
    <style:style style:name="T1" style:family="text">
      <style:text-properties officeooo:rsid="000cd06b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9cdcfe"/>
    </style:style>
    <style:style style:name="T8" style:family="text">
      <style:text-properties fo:color="#b5cea8"/>
    </style:style>
    <style:style style:name="T9" style:family="text">
      <style:text-properties fo:color="#d7ba7d"/>
    </style:style>
    <style:style style:name="T10" style:family="text">
      <style:text-properties officeooo:rsid="000ce934"/>
    </style:style>
    <style:style style:name="T11" style:family="text">
      <style:text-properties officeooo:rsid="000e202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File(Transaction DB)(as “input.txt”) :-</text:p>
      <text:p text:style-name="P1"/>
      <text:p text:style-name="P1">T1 a b c e</text:p>
      <text:p text:style-name="P1">T2 b d f</text:p>
      <text:p text:style-name="P1">T3 a c d f</text:p>
      <text:p text:style-name="P1">T4 d f</text:p>
      <text:p text:style-name="P1">T5 c d e</text:p>
      <text:p text:style-name="P1">T6 g h i</text:p>
      <text:p text:style-name="P1"/>
      <text:p text:style-name="P1">PART I:- Unrandomised data retrieval</text:p>
      <text:p text:style-name="P1"/>
      <text:p text:style-name="P1">Q1. Count of all products bought.</text:p>
      <text:p text:style-name="P1">Ans:</text:p>
      <text:p text:style-name="P5"><text:span text:style-name="T2">#include</text:span><text:span text:style-name="T3">&lt;bits/stdc++.h&gt;</text:span></text:p>
      <text:p text:style-name="P4"><text:span text:style-name="T2">using</text:span> <text:span text:style-name="T4">namespace</text:span> <text:span text:style-name="T5">std</text:span>;</text:p>
      <text:p text:style-name="P9"/>
      <text:p text:style-name="P4"><text:span text:style-name="T4">int</text:span> <text:span text:style-name="T6">main</text:span>()</text:p>
      <text:p text:style-name="P4">{</text:p>
      <text:p text:style-name="P4"><text:span text:style-name="T6">freopen</text:span>(<text:span text:style-name="T3">"input.txt"</text:span>,<text:span text:style-name="T3">"r"</text:span>,<text:span text:style-name="T4">stdin</text:span>);</text:p>
      <text:p text:style-name="P4"><text:span text:style-name="T6">freopen</text:span>(<text:span text:style-name="T3">"output.txt"</text:span>,<text:span text:style-name="T3">"w"</text:span>,<text:span text:style-name="T4">stdout</text:span>);</text:p>
      <text:p text:style-name="P4"><text:span text:style-name="T5">string</text:span> <text:span text:style-name="T7">data</text:span>;</text:p>
      <text:p text:style-name="P4"><text:span text:style-name="T5">map</text:span>&lt;<text:span text:style-name="T5">string</text:span>,<text:span text:style-name="T4">int</text:span>&gt; <text:span text:style-name="T7">freq</text:span>;</text:p>
      <text:p text:style-name="P8">//string str="";</text:p>
      <text:p text:style-name="P4"><text:span text:style-name="T2">while</text:span>(<text:span text:style-name="T7">cin</text:span><text:span text:style-name="T6">&gt;&gt;</text:span><text:span text:style-name="T7">data</text:span>){</text:p>
      <text:p text:style-name="P4"><text:span text:style-name="T2">if</text:span>(<text:span text:style-name="T7">data</text:span>.<text:span text:style-name="T6">front</text:span>()&gt;=<text:span text:style-name="T3">'a'</text:span> &amp;&amp; <text:span text:style-name="T7">data</text:span>.<text:span text:style-name="T6">front</text:span>()&lt;=<text:span text:style-name="T3">'z'</text:span>){</text:p>
      <text:p text:style-name="P4"><text:span text:style-name="T7">freq</text:span><text:span text:style-name="T6">[</text:span><text:span text:style-name="T7">data</text:span><text:span text:style-name="T6">]</text:span>+=<text:span text:style-name="T8">1</text:span>;</text:p>
      <text:p text:style-name="P4">}</text:p>
      <text:p text:style-name="P4">}</text:p>
      <text:p text:style-name="P4"><text:span text:style-name="T2">for</text:span>(<text:span text:style-name="T4">auto</text:span> <text:span text:style-name="T7">it</text:span>=<text:span text:style-name="T7">freq</text:span>.<text:span text:style-name="T6">begin</text:span>();<text:span text:style-name="T7">it</text:span><text:span text:style-name="T6">!=</text:span><text:span text:style-name="T7">freq</text:span>.<text:span text:style-name="T6">end</text:span>();<text:span text:style-name="T7">it</text:span><text:span text:style-name="T6">++</text:span>){</text:p>
      <text:p text:style-name="P4"><text:span text:style-name="T7">cout</text:span><text:span text:style-name="T6">&lt;&lt;</text:span><text:span text:style-name="T7">it</text:span><text:span text:style-name="T6">-&gt;</text:span><text:span text:style-name="T7">first</text:span><text:span text:style-name="T6">&lt;&lt;</text:span><text:span text:style-name="T3">" "</text:span><text:span text:style-name="T6">&lt;&lt;</text:span><text:span text:style-name="T7">it</text:span><text:span text:style-name="T6">-&gt;</text:span><text:span text:style-name="T7">second</text:span><text:span text:style-name="T6">&lt;&lt;</text:span><text:span text:style-name="T3">"</text:span><text:span text:style-name="T9">\n</text:span><text:span text:style-name="T3">"</text:span>;</text:p>
      <text:p text:style-name="P4">}</text:p>
      <text:p text:style-name="P4"><text:span text:style-name="T2">return</text:span> <text:span text:style-name="T8">0</text:span>;</text:p>
      <text:p text:style-name="P6">}</text:p>
      <text:p text:style-name="P6"/>
      <text:p text:style-name="P2">Output:</text:p>
      <text:p text:style-name="P2">a 2</text:p>
      <text:p text:style-name="P2">b 2</text:p>
      <text:p text:style-name="P2">c 3</text:p>
      <text:p text:style-name="P2">d 4</text:p>
      <text:p text:style-name="P2">e 2</text:p>
      <text:p text:style-name="P2">f 3</text:p>
      <text:p text:style-name="P2">g 1</text:p>
      <text:p text:style-name="P2">h 1</text:p>
      <text:p text:style-name="P2">i 1</text:p>
      <text:p text:style-name="P2"/>
      <text:p text:style-name="P2">Q2. Reverse the DB</text:p>
      <text:p text:style-name="P2">Ans:</text:p>
      <text:p text:style-name="P6"><text:span text:style-name="T2">#include</text:span><text:span text:style-name="T3">&lt;bits/stdc++.h&gt;</text:span></text:p>
      <text:p text:style-name="P4"><text:span text:style-name="T2">using</text:span> <text:span text:style-name="T4">namespace</text:span> <text:span text:style-name="T5">std</text:span>;</text:p>
      <text:p text:style-name="P4"><text:span text:style-name="T4">int</text:span> <text:span text:style-name="T6">main</text:span>()</text:p>
      <text:p text:style-name="P4">{</text:p>
      <text:p text:style-name="P4"><text:soft-page-break/><text:span text:style-name="T6">freopen</text:span>(<text:span text:style-name="T3">"input.txt"</text:span>,<text:span text:style-name="T3">"r"</text:span>,<text:span text:style-name="T4">stdin</text:span>);</text:p>
      <text:p text:style-name="P4"><text:span text:style-name="T6">freopen</text:span>(<text:span text:style-name="T3">"output.txt"</text:span>,<text:span text:style-name="T3">"w"</text:span>,<text:span text:style-name="T4">stdout</text:span>);</text:p>
      <text:p text:style-name="P4"><text:span text:style-name="T5">string</text:span> <text:span text:style-name="T7">data</text:span>;</text:p>
      <text:p text:style-name="P4"><text:span text:style-name="T5">map</text:span>&lt;<text:span text:style-name="T5">string</text:span>,<text:span text:style-name="T5">vector</text:span>&lt;<text:span text:style-name="T5">string</text:span>&gt;&gt; <text:span text:style-name="T7">mp</text:span>;</text:p>
      <text:p text:style-name="P4"><text:span text:style-name="T5">string</text:span> <text:span text:style-name="T7">transac</text:span>;</text:p>
      <text:p text:style-name="P4"><text:span text:style-name="T5">string</text:span> <text:span text:style-name="T7">temp</text:span>;</text:p>
      <text:p text:style-name="P4"><text:span text:style-name="T2">while</text:span>(<text:span text:style-name="T6">getline</text:span>(<text:span text:style-name="T7">cin</text:span>,<text:span text:style-name="T7">data</text:span>)){</text:p>
      <text:p text:style-name="P4"><text:span text:style-name="T5">stringstream</text:span> <text:span text:style-name="T7">stream</text:span>(<text:span text:style-name="T7">data</text:span>);</text:p>
      <text:p text:style-name="P4"><text:span text:style-name="T4">int</text:span> <text:span text:style-name="T7">count</text:span>=<text:span text:style-name="T8">0</text:span>;</text:p>
      <text:p text:style-name="P4"><text:span text:style-name="T2">while</text:span>(<text:span text:style-name="T6">getline</text:span>(<text:span text:style-name="T7">stream</text:span>,<text:span text:style-name="T7">temp</text:span>,<text:span text:style-name="T3">' '</text:span>)){</text:p>
      <text:p text:style-name="P4"><text:span text:style-name="T2">if</text:span>(<text:span text:style-name="T7">count</text:span>==<text:span text:style-name="T8">0</text:span>){</text:p>
      <text:p text:style-name="P4"><text:span text:style-name="T7">transac</text:span><text:span text:style-name="T6">=</text:span><text:span text:style-name="T7">temp</text:span>;</text:p>
      <text:p text:style-name="P4">}</text:p>
      <text:p text:style-name="P4"><text:span text:style-name="T2">else</text:span>{</text:p>
      <text:p text:style-name="P4"><text:span text:style-name="T7">mp</text:span><text:span text:style-name="T6">[</text:span><text:span text:style-name="T7">temp</text:span><text:span text:style-name="T6">]</text:span>.<text:span text:style-name="T6">push_back</text:span>(<text:span text:style-name="T7">transac</text:span>);</text:p>
      <text:p text:style-name="P4">}</text:p>
      <text:p text:style-name="P4"><text:span text:style-name="T7">count</text:span>++;</text:p>
      <text:p text:style-name="P4">}</text:p>
      <text:p text:style-name="P4">}</text:p>
      <text:p text:style-name="P8">//map&lt;string,vector&lt;string&gt;&gt;::iterator it;</text:p>
      <text:p text:style-name="P4"><text:span text:style-name="T2">for</text:span>(<text:span text:style-name="T4">auto</text:span> <text:span text:style-name="T7">it</text:span>=<text:span text:style-name="T7">mp</text:span>.<text:span text:style-name="T6">begin</text:span>();<text:span text:style-name="T7">it</text:span><text:span text:style-name="T6">!=</text:span><text:span text:style-name="T7">mp</text:span>.<text:span text:style-name="T6">end</text:span>();<text:span text:style-name="T7">it</text:span><text:span text:style-name="T6">++</text:span>){</text:p>
      <text:p text:style-name="P4"><text:span text:style-name="T7">cout</text:span><text:span text:style-name="T6">&lt;&lt;</text:span><text:span text:style-name="T7">it</text:span><text:span text:style-name="T6">-&gt;</text:span><text:span text:style-name="T7">first</text:span><text:span text:style-name="T6">&lt;&lt;</text:span><text:span text:style-name="T3">" "</text:span>;</text:p>
      <text:p text:style-name="P4"><text:span text:style-name="T2">for</text:span>(<text:span text:style-name="T4">int</text:span> <text:span text:style-name="T7">i</text:span>=<text:span text:style-name="T8">0</text:span>;<text:span text:style-name="T7">i</text:span>&lt;<text:span text:style-name="T7">it</text:span><text:span text:style-name="T6">-&gt;</text:span><text:span text:style-name="T7">second</text:span>.<text:span text:style-name="T6">size</text:span>();<text:span text:style-name="T7">i</text:span>++){</text:p>
      <text:p text:style-name="P4"><text:span text:style-name="T7">cout</text:span><text:span text:style-name="T6">&lt;&lt;</text:span><text:span text:style-name="T7">it</text:span><text:span text:style-name="T6">-&gt;</text:span><text:span text:style-name="T7">second</text:span><text:span text:style-name="T6">[</text:span><text:span text:style-name="T7">i</text:span><text:span text:style-name="T6">]&lt;&lt;</text:span><text:span text:style-name="T3">" "</text:span>;</text:p>
      <text:p text:style-name="P4">}</text:p>
      <text:p text:style-name="P4"><text:span text:style-name="T7">cout</text:span><text:span text:style-name="T6">&lt;&lt;</text:span><text:span text:style-name="T3">"</text:span><text:span text:style-name="T9">\n</text:span><text:span text:style-name="T3">"</text:span>;</text:p>
      <text:p text:style-name="P4">}</text:p>
      <text:p text:style-name="P4"><text:span text:style-name="T2">return</text:span> <text:span text:style-name="T8">0</text:span>;</text:p>
      <text:p text:style-name="P4">}</text:p>
      <text:p text:style-name="P2"/>
      <text:p text:style-name="P2">Output:</text:p>
      <text:p text:style-name="P2">a T1 T3 </text:p>
      <text:p text:style-name="P2">b T1 T2 </text:p>
      <text:p text:style-name="P2">c T1 T3 T5 </text:p>
      <text:p text:style-name="P2">d T2 T3 T4 T5 </text:p>
      <text:p text:style-name="P2">e T1 T5 </text:p>
      <text:p text:style-name="P2">f T2 T3 T4 </text:p>
      <text:p text:style-name="P2">g T6 </text:p>
      <text:p text:style-name="P2">h T6 </text:p>
      <text:p text:style-name="P2">i T6 </text:p>
      <text:p text:style-name="P2"/>
      <text:p text:style-name="P2"/>
      <text:p text:style-name="P2">PART II:- Randomized data retrieval</text:p>
      <text:p text:style-name="P11">(Note: in all the outputs, the last line is used to denote the range of transactions it covers. Also, for each transaction, the number of parameters taken are also randomized)</text:p>
      <text:p text:style-name="P2"/>
      <text:p text:style-name="P1">Q1. Count of all products bought.</text:p>
      <text:p text:style-name="P2">Ans:</text:p>
      <text:p text:style-name="P6"><text:span text:style-name="T2">#include</text:span><text:span text:style-name="T3">&lt;bits/stdc++.h&gt;</text:span></text:p>
      <text:p text:style-name="P4"><text:span text:style-name="T2">using</text:span> <text:span text:style-name="T4">namespace</text:span> <text:span text:style-name="T5">std</text:span>;</text:p>
      <text:p text:style-name="P4"><text:span text:style-name="T4">int</text:span> <text:span text:style-name="T6">main</text:span>()</text:p>
      <text:p text:style-name="P4"><text:soft-page-break/>{</text:p>
      <text:p text:style-name="P4"><text:span text:style-name="T6">srand</text:span>((<text:span text:style-name="T4">unsigned</text:span>) <text:span text:style-name="T6">time</text:span>(<text:span text:style-name="T8">0</text:span>));</text:p>
      <text:p text:style-name="P4"><text:span text:style-name="T6">freopen</text:span>(<text:span text:style-name="T3">"input.txt"</text:span>,<text:span text:style-name="T3">"r"</text:span>,<text:span text:style-name="T4">stdin</text:span>);</text:p>
      <text:p text:style-name="P4"><text:span text:style-name="T6">freopen</text:span>(<text:span text:style-name="T3">"output.txt"</text:span>,<text:span text:style-name="T3">"w"</text:span>,<text:span text:style-name="T4">stdout</text:span>);</text:p>
      <text:p text:style-name="P4"><text:span text:style-name="T4">int</text:span> <text:span text:style-name="T7">ref1</text:span>=<text:span text:style-name="T6">rand</text:span>()%<text:span text:style-name="T8">6</text:span>+<text:span text:style-name="T8">1</text:span>;</text:p>
      <text:p text:style-name="P4"><text:span text:style-name="T4">int</text:span> <text:span text:style-name="T7">ref2</text:span>=<text:span text:style-name="T6">rand</text:span>()%<text:span text:style-name="T8">6</text:span>+<text:span text:style-name="T8">1</text:span>;</text:p>
      <text:p text:style-name="P4"><text:span text:style-name="T4">int</text:span> <text:span text:style-name="T7">l</text:span>=<text:span text:style-name="T6">min</text:span>(<text:span text:style-name="T7">ref1</text:span>,<text:span text:style-name="T7">ref2</text:span>);</text:p>
      <text:p text:style-name="P4"><text:span text:style-name="T4">int</text:span> <text:span text:style-name="T7">r</text:span>=<text:span text:style-name="T6">max</text:span>(<text:span text:style-name="T7">ref1</text:span>,<text:span text:style-name="T7">ref2</text:span>);</text:p>
      <text:p text:style-name="P4"><text:span text:style-name="T5">ostringstream</text:span> <text:span text:style-name="T7">stream</text:span>;</text:p>
      <text:p text:style-name="P4"><text:span text:style-name="T5">string</text:span> <text:span text:style-name="T7">left</text:span>=<text:span text:style-name="T3">"T"</text:span>,<text:span text:style-name="T7">right</text:span>=<text:span text:style-name="T3">"T"</text:span>;</text:p>
      <text:p text:style-name="P4"><text:span text:style-name="T7">stream</text:span><text:span text:style-name="T6">&lt;&lt;</text:span><text:span text:style-name="T7">l</text:span>;</text:p>
      <text:p text:style-name="P4"><text:span text:style-name="T7">left</text:span><text:span text:style-name="T6">+=</text:span><text:span text:style-name="T7">stream</text:span>.<text:span text:style-name="T6">str</text:span>();</text:p>
      <text:p text:style-name="P4"><text:span text:style-name="T5">ostringstream</text:span> <text:span text:style-name="T7">stream2</text:span>;</text:p>
      <text:p text:style-name="P4"><text:span text:style-name="T7">stream2</text:span><text:span text:style-name="T6">&lt;&lt;</text:span><text:span text:style-name="T7">r</text:span>;</text:p>
      <text:p text:style-name="P4"><text:span text:style-name="T7">right</text:span><text:span text:style-name="T6">+=</text:span>(<text:span text:style-name="T7">stream2</text:span>.<text:span text:style-name="T6">str</text:span>());</text:p>
      <text:p text:style-name="P4"><text:span text:style-name="T5">string</text:span> <text:span text:style-name="T7">data</text:span>;</text:p>
      <text:p text:style-name="P4"><text:span text:style-name="T5">map</text:span>&lt;<text:span text:style-name="T5">string</text:span>,<text:span text:style-name="T4">int</text:span>&gt; <text:span text:style-name="T7">freq</text:span>;</text:p>
      <text:p text:style-name="P4"><text:span text:style-name="T2">while</text:span>(<text:span text:style-name="T7">cin</text:span><text:span text:style-name="T6">&gt;&gt;</text:span><text:span text:style-name="T7">data</text:span>){</text:p>
      <text:p text:style-name="P4"><text:span text:style-name="T2">if</text:span>(<text:span text:style-name="T7">data</text:span><text:span text:style-name="T6">==</text:span><text:span text:style-name="T7">left</text:span>){</text:p>
      <text:p text:style-name="P8">//stringstream sin(data);</text:p>
      <text:p text:style-name="P4"><text:span text:style-name="T6">srand</text:span>((<text:span text:style-name="T4">unsigned</text:span>) <text:span text:style-name="T6">time</text:span>(<text:span text:style-name="T8">0</text:span>));</text:p>
      <text:p text:style-name="P4"><text:span text:style-name="T5">string</text:span> <text:span text:style-name="T7">d</text:span>;</text:p>
      <text:p text:style-name="P4"><text:span text:style-name="T4">int</text:span> <text:span text:style-name="T7">count</text:span>=<text:span text:style-name="T8">0</text:span>;</text:p>
      <text:p text:style-name="P4"><text:span text:style-name="T4">int</text:span> <text:span text:style-name="T7">stop</text:span>=<text:span text:style-name="T6">rand</text:span>()%<text:span text:style-name="T8">4</text:span>+<text:span text:style-name="T8">1</text:span>;</text:p>
      <text:p text:style-name="P4"><text:span text:style-name="T2">while</text:span>(<text:span text:style-name="T7">cin</text:span><text:span text:style-name="T6">&gt;&gt;</text:span><text:span text:style-name="T7">d</text:span>){</text:p>
      <text:p text:style-name="P4"><text:span text:style-name="T2">if</text:span>(<text:span text:style-name="T7">d</text:span><text:span text:style-name="T6">==</text:span><text:span text:style-name="T7">right</text:span>){</text:p>
      <text:p text:style-name="P4"><text:span text:style-name="T2">break</text:span>;</text:p>
      <text:p text:style-name="P4">}</text:p>
      <text:p text:style-name="P4"><text:span text:style-name="T2">if</text:span>(<text:span text:style-name="T7">count</text:span>&lt;<text:span text:style-name="T7">stop</text:span> &amp;&amp; <text:span text:style-name="T7">d</text:span>.<text:span text:style-name="T6">front</text:span>()&gt;=<text:span text:style-name="T3">'a'</text:span> &amp;&amp; <text:span text:style-name="T7">d</text:span>.<text:span text:style-name="T6">front</text:span>()&lt;=<text:span text:style-name="T3">'z'</text:span>){</text:p>
      <text:p text:style-name="P4"><text:span text:style-name="T7">freq</text:span><text:span text:style-name="T6">[</text:span><text:span text:style-name="T7">d</text:span><text:span text:style-name="T6">]</text:span>+=<text:span text:style-name="T8">1</text:span>;</text:p>
      <text:p text:style-name="P4"><text:span text:style-name="T7">count</text:span>++;</text:p>
      <text:p text:style-name="P4">}</text:p>
      <text:p text:style-name="P4"><text:span text:style-name="T2">else</text:span> <text:span text:style-name="T2">if</text:span>(<text:span text:style-name="T7">d</text:span>.<text:span text:style-name="T6">front</text:span>()==<text:span text:style-name="T3">'T'</text:span>){</text:p>
      <text:p text:style-name="P4"><text:span text:style-name="T7">count</text:span>=<text:span text:style-name="T8">0</text:span>;</text:p>
      <text:p text:style-name="P4">}</text:p>
      <text:p text:style-name="P4">}</text:p>
      <text:p text:style-name="P4"><text:span text:style-name="T2">break</text:span>;</text:p>
      <text:p text:style-name="P4">}</text:p>
      <text:p text:style-name="P4">}</text:p>
      <text:p text:style-name="P4"><text:span text:style-name="T2">for</text:span>(<text:span text:style-name="T4">auto</text:span> <text:span text:style-name="T7">it</text:span>=<text:span text:style-name="T7">freq</text:span>.<text:span text:style-name="T6">begin</text:span>();<text:span text:style-name="T7">it</text:span><text:span text:style-name="T6">!=</text:span><text:span text:style-name="T7">freq</text:span>.<text:span text:style-name="T6">end</text:span>();<text:span text:style-name="T7">it</text:span><text:span text:style-name="T6">++</text:span>){</text:p>
      <text:p text:style-name="P4"><text:span text:style-name="T7">cout</text:span><text:span text:style-name="T6">&lt;&lt;</text:span><text:span text:style-name="T7">it</text:span><text:span text:style-name="T6">-&gt;</text:span><text:span text:style-name="T7">first</text:span><text:span text:style-name="T6">&lt;&lt;</text:span><text:span text:style-name="T3">" "</text:span><text:span text:style-name="T6">&lt;&lt;</text:span><text:span text:style-name="T7">it</text:span><text:span text:style-name="T6">-&gt;</text:span><text:span text:style-name="T7">second</text:span><text:span text:style-name="T6">&lt;&lt;</text:span><text:span text:style-name="T3">"</text:span><text:span text:style-name="T9">\n</text:span><text:span text:style-name="T3">"</text:span>;</text:p>
      <text:p text:style-name="P4">}</text:p>
      <text:p text:style-name="P4"><text:span text:style-name="T7">cout</text:span><text:span text:style-name="T6">&lt;&lt;</text:span><text:span text:style-name="T7">left</text:span><text:span text:style-name="T6">&lt;&lt;</text:span><text:span text:style-name="T3">" "</text:span><text:span text:style-name="T6">&lt;&lt;</text:span><text:span text:style-name="T7">right</text:span>;</text:p>
      <text:p text:style-name="P4"><text:span text:style-name="T2">return</text:span> <text:span text:style-name="T8">0</text:span>;</text:p>
      <text:p text:style-name="P4">}</text:p>
      <text:p text:style-name="P2"/>
      <text:p text:style-name="P2">Output:</text:p>
      <text:p text:style-name="P3">b 1</text:p>
      <text:p text:style-name="P2">d 1</text:p>
      <text:p text:style-name="P2">f 1</text:p>
      <text:p text:style-name="P2">T2 T3</text:p>
      <text:p text:style-name="P2"><text:soft-page-break/></text:p>
      <text:p text:style-name="P11">Q2. <text:span text:style-name="T1">Reverse the DB</text:span></text:p>
      <text:p text:style-name="P11">Ans:</text:p>
      <text:p text:style-name="P7"><text:span text:style-name="T2">#include</text:span><text:span text:style-name="T3">&lt;bits/stdc++.h&gt;</text:span></text:p>
      <text:p text:style-name="P4"><text:span text:style-name="T2">using</text:span> <text:span text:style-name="T4">namespace</text:span> <text:span text:style-name="T5">std</text:span>;</text:p>
      <text:p text:style-name="P4"><text:span text:style-name="T4">int</text:span> <text:span text:style-name="T6">main</text:span>()</text:p>
      <text:p text:style-name="P4">{</text:p>
      <text:p text:style-name="P4"><text:span text:style-name="T6">srand</text:span>((<text:span text:style-name="T4">unsigned</text:span>) <text:span text:style-name="T6">time</text:span>(<text:span text:style-name="T8">0</text:span>));</text:p>
      <text:p text:style-name="P4"><text:span text:style-name="T6">freopen</text:span>(<text:span text:style-name="T3">"input.txt"</text:span>,<text:span text:style-name="T3">"r"</text:span>,<text:span text:style-name="T4">stdin</text:span>);</text:p>
      <text:p text:style-name="P4"><text:span text:style-name="T6">freopen</text:span>(<text:span text:style-name="T3">"output.txt"</text:span>,<text:span text:style-name="T3">"w"</text:span>,<text:span text:style-name="T4">stdout</text:span>);</text:p>
      <text:p text:style-name="P4"><text:span text:style-name="T4">int</text:span> <text:span text:style-name="T7">ref1</text:span>=<text:span text:style-name="T6">rand</text:span>()%<text:span text:style-name="T8">6</text:span>+<text:span text:style-name="T8">1</text:span>;</text:p>
      <text:p text:style-name="P4"><text:span text:style-name="T4">int</text:span> <text:span text:style-name="T7">ref2</text:span>=<text:span text:style-name="T6">rand</text:span>()%<text:span text:style-name="T8">6</text:span>+<text:span text:style-name="T8">1</text:span>;</text:p>
      <text:p text:style-name="P4"><text:span text:style-name="T4">int</text:span> <text:span text:style-name="T7">l</text:span>=<text:span text:style-name="T6">min</text:span>(<text:span text:style-name="T7">ref1</text:span>,<text:span text:style-name="T7">ref2</text:span>);</text:p>
      <text:p text:style-name="P4"><text:span text:style-name="T4">int</text:span> <text:span text:style-name="T7">r</text:span>=<text:span text:style-name="T6">max</text:span>(<text:span text:style-name="T7">ref1</text:span>,<text:span text:style-name="T7">ref2</text:span>);</text:p>
      <text:p text:style-name="P4"><text:span text:style-name="T5">ostringstream</text:span> <text:span text:style-name="T7">stream</text:span>;</text:p>
      <text:p text:style-name="P4"><text:span text:style-name="T5">string</text:span> <text:span text:style-name="T7">left</text:span>=<text:span text:style-name="T3">"T"</text:span>,<text:span text:style-name="T7">right</text:span>=<text:span text:style-name="T3">"T"</text:span>;</text:p>
      <text:p text:style-name="P4"><text:span text:style-name="T7">stream</text:span><text:span text:style-name="T6">&lt;&lt;</text:span><text:span text:style-name="T7">l</text:span>;</text:p>
      <text:p text:style-name="P4"><text:span text:style-name="T7">left</text:span><text:span text:style-name="T6">+=</text:span><text:span text:style-name="T7">stream</text:span>.<text:span text:style-name="T6">str</text:span>();</text:p>
      <text:p text:style-name="P4"><text:span text:style-name="T5">ostringstream</text:span> <text:span text:style-name="T7">stream2</text:span>;</text:p>
      <text:p text:style-name="P4"><text:span text:style-name="T7">stream2</text:span><text:span text:style-name="T6">&lt;&lt;</text:span><text:span text:style-name="T7">r</text:span>;</text:p>
      <text:p text:style-name="P4"><text:span text:style-name="T7">right</text:span><text:span text:style-name="T6">+=</text:span>(<text:span text:style-name="T7">stream2</text:span>.<text:span text:style-name="T6">str</text:span>());</text:p>
      <text:p text:style-name="P4"><text:span text:style-name="T5">string</text:span> <text:span text:style-name="T7">data</text:span>;</text:p>
      <text:p text:style-name="P4"><text:span text:style-name="T5">map</text:span>&lt;<text:span text:style-name="T5">string</text:span>,<text:span text:style-name="T5">vector</text:span>&lt;<text:span text:style-name="T5">string</text:span>&gt;&gt; <text:span text:style-name="T7">rev</text:span>;</text:p>
      <text:p text:style-name="P4"><text:span text:style-name="T2">while</text:span>(<text:span text:style-name="T7">cin</text:span><text:span text:style-name="T6">&gt;&gt;</text:span><text:span text:style-name="T7">data</text:span>){</text:p>
      <text:p text:style-name="P4"><text:span text:style-name="T2">if</text:span>(<text:span text:style-name="T7">data</text:span><text:span text:style-name="T6">==</text:span><text:span text:style-name="T7">left</text:span>){</text:p>
      <text:p text:style-name="P4"><text:span text:style-name="T6">srand</text:span>((<text:span text:style-name="T4">unsigned</text:span>) <text:span text:style-name="T6">time</text:span>(<text:span text:style-name="T8">0</text:span>));</text:p>
      <text:p text:style-name="P4"><text:span text:style-name="T5">string</text:span> <text:span text:style-name="T7">d</text:span>;</text:p>
      <text:p text:style-name="P4"><text:span text:style-name="T4">int</text:span> <text:span text:style-name="T7">count</text:span>=<text:span text:style-name="T8">0</text:span>;</text:p>
      <text:p text:style-name="P4"><text:span text:style-name="T4">int</text:span> <text:span text:style-name="T7">stop</text:span>=<text:span text:style-name="T6">rand</text:span>()%<text:span text:style-name="T8">4</text:span>+<text:span text:style-name="T8">1</text:span>;</text:p>
      <text:p text:style-name="P4"><text:span text:style-name="T5">string</text:span> <text:span text:style-name="T7">transac</text:span>=<text:span text:style-name="T7">left</text:span>;</text:p>
      <text:p text:style-name="P4"><text:span text:style-name="T2">while</text:span>(<text:span text:style-name="T7">cin</text:span><text:span text:style-name="T6">&gt;&gt;</text:span><text:span text:style-name="T7">d</text:span>){</text:p>
      <text:p text:style-name="P4"><text:span text:style-name="T2">if</text:span>(<text:span text:style-name="T7">d</text:span><text:span text:style-name="T6">==</text:span><text:span text:style-name="T7">right</text:span>){</text:p>
      <text:p text:style-name="P4"><text:span text:style-name="T2">break</text:span>;</text:p>
      <text:p text:style-name="P4">}</text:p>
      <text:p text:style-name="P4"><text:span text:style-name="T2">if</text:span>(<text:span text:style-name="T7">count</text:span>&lt;<text:span text:style-name="T7">stop</text:span> &amp;&amp; <text:span text:style-name="T7">d</text:span>.<text:span text:style-name="T6">front</text:span>()&gt;=<text:span text:style-name="T3">'a'</text:span> &amp;&amp; <text:span text:style-name="T7">d</text:span>.<text:span text:style-name="T6">front</text:span>()&lt;=<text:span text:style-name="T3">'z'</text:span>){</text:p>
      <text:p text:style-name="P4"><text:span text:style-name="T7">rev</text:span><text:span text:style-name="T6">[</text:span><text:span text:style-name="T7">d</text:span><text:span text:style-name="T6">]</text:span>.<text:span text:style-name="T6">push_back</text:span>(<text:span text:style-name="T7">transac</text:span>);</text:p>
      <text:p text:style-name="P4"><text:span text:style-name="T7">count</text:span>++;</text:p>
      <text:p text:style-name="P4">}</text:p>
      <text:p text:style-name="P4"><text:span text:style-name="T2">else</text:span> <text:span text:style-name="T2">if</text:span>(<text:span text:style-name="T7">d</text:span>.<text:span text:style-name="T6">front</text:span>()==<text:span text:style-name="T3">'T'</text:span>){</text:p>
      <text:p text:style-name="P4"><text:span text:style-name="T7">transac</text:span><text:span text:style-name="T6">=</text:span><text:span text:style-name="T7">d</text:span>;</text:p>
      <text:p text:style-name="P4"><text:span text:style-name="T7">count</text:span>=<text:span text:style-name="T8">0</text:span>;</text:p>
      <text:p text:style-name="P4">}</text:p>
      <text:p text:style-name="P4">}</text:p>
      <text:p text:style-name="P4"><text:span text:style-name="T2">break</text:span>;</text:p>
      <text:p text:style-name="P4">}</text:p>
      <text:p text:style-name="P4">}</text:p>
      <text:p text:style-name="P9"/>
      <text:p text:style-name="P4"><text:span text:style-name="T2">for</text:span>(<text:span text:style-name="T4">auto</text:span> <text:span text:style-name="T7">it</text:span>=<text:span text:style-name="T7">rev</text:span>.<text:span text:style-name="T6">begin</text:span>();<text:span text:style-name="T7">it</text:span><text:span text:style-name="T6">!=</text:span><text:span text:style-name="T7">rev</text:span>.<text:span text:style-name="T6">end</text:span>();<text:span text:style-name="T7">it</text:span><text:span text:style-name="T6">++</text:span>){</text:p>
      <text:p text:style-name="P4"><text:span text:style-name="T7">cout</text:span><text:span text:style-name="T6">&lt;&lt;</text:span><text:span text:style-name="T7">it</text:span><text:span text:style-name="T6">-&gt;</text:span><text:span text:style-name="T7">first</text:span><text:span text:style-name="T6">&lt;&lt;</text:span><text:span text:style-name="T3">" "</text:span>;</text:p>
      <text:p text:style-name="P4"><text:span text:style-name="T2">for</text:span>(<text:span text:style-name="T4">int</text:span> <text:span text:style-name="T7">i</text:span>=<text:span text:style-name="T8">0</text:span>;<text:span text:style-name="T7">i</text:span>&lt;<text:span text:style-name="T7">it</text:span><text:span text:style-name="T6">-&gt;</text:span><text:span text:style-name="T7">second</text:span>.<text:span text:style-name="T6">size</text:span>();<text:span text:style-name="T7">i</text:span>++){</text:p>
      <text:p text:style-name="P4"><text:span text:style-name="T7">cout</text:span><text:span text:style-name="T6">&lt;&lt;</text:span><text:span text:style-name="T7">it</text:span><text:span text:style-name="T6">-&gt;</text:span><text:span text:style-name="T7">second</text:span><text:span text:style-name="T6">[</text:span><text:span text:style-name="T7">i</text:span><text:span text:style-name="T6">]&lt;&lt;</text:span><text:span text:style-name="T3">" "</text:span>;</text:p>
      <text:p text:style-name="P4"><text:soft-page-break/>}</text:p>
      <text:p text:style-name="P4"><text:span text:style-name="T7">cout</text:span><text:span text:style-name="T6">&lt;&lt;</text:span><text:span text:style-name="T3">"</text:span><text:span text:style-name="T9">\n</text:span><text:span text:style-name="T3">"</text:span>;</text:p>
      <text:p text:style-name="P4">}</text:p>
      <text:p text:style-name="P4"><text:span text:style-name="T7">cout</text:span><text:span text:style-name="T6">&lt;&lt;</text:span><text:span text:style-name="T7">left</text:span><text:span text:style-name="T6">&lt;&lt;</text:span><text:span text:style-name="T3">" "</text:span><text:span text:style-name="T6">&lt;&lt;</text:span><text:span text:style-name="T7">right</text:span>;</text:p>
      <text:p text:style-name="P4"><text:span text:style-name="T2">return</text:span> <text:span text:style-name="T8">0</text:span>; </text:p>
      <text:p text:style-name="P4">}</text:p>
      <text:p text:style-name="P11"/>
      <text:p text:style-name="P11">Output:</text:p>
      <text:p text:style-name="P11">a T1 T3 </text:p>
      <text:p text:style-name="P11">b T2 </text:p>
      <text:p text:style-name="P11">c T5 </text:p>
      <text:p text:style-name="P11">d T4 </text:p>
      <text:p text:style-name="P11">T1 T6</text:p>
      <text:p text:style-name="P11"/>
      <text:p text:style-name="P11"/>
      <text:p text:style-name="P11">Please find below the drive link for the above Labwork.</text:p>
      <text:p text:style-name="P10"/>
      <text:p text:style-name="P10">https://drive.google.com/drive/folders/1iYl-VAsB_5xZ4FRjc5V9Rr4ps-gTX_na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2:13.982918235</meta:creation-date>
    <dc:date>2020-09-09T21:54:07.278799572</dc:date>
    <meta:editing-duration>PT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204" meta:word-count="410" meta:character-count="3299" meta:non-whitespace-character-count="3079"/>
  </office:meta>
</office:document-meta>
</file>